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1T00:00:00" table:style-name="ce3">
            <text:p>08/01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3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Oana Gherman</dc:creator>
    <dc:date>2024-08-12T14:52:39Z</dc:date>
    <meta:editing-cycles>129</meta:editing-cycles>
    <meta:editing-duration>PT11400S</meta:editing-duration>
  </office:meta>
</office:document-meta>
</file>